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Wick">
            <text:p>Wick</text:p>
          </table:table-cell>
          <table:table-cell office:value-type="string" office:value="radiocarbon">
            <text:p>radiocarbon</text:p>
          </table:table-cell>
          <table:table-cell office:value-type="string" office:value="Beta-81161">
            <text:p>Beta-81161</text:p>
          </table:table-cell>
          <table:table-cell office:value-type="float" office:value="58.45">
            <text:p>58.45</text:p>
          </table:table-cell>
          <table:table-cell office:value-type="float" office:value="-3.13">
            <text:p>-3.13</text:p>
          </table:table-cell>
          <table:table-cell office:value-type="float" office:value="1490.0">
            <text:p>149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0.58">
            <text:p>0.58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DawsonSmith1997,ShennanEtal2018">
            <text:p>DawsonSmith1997,ShennanEtal2018</text:p>
          </table:table-cell>
        </table:table-row>
        <table:table-row>
          <table:table-cell office:value-type="string" office:value="Wick">
            <text:p>Wick</text:p>
          </table:table-cell>
          <table:table-cell office:value-type="string" office:value="radiocarbon">
            <text:p>radiocarbon</text:p>
          </table:table-cell>
          <table:table-cell office:value-type="string" office:value="Beta-81152">
            <text:p>Beta-81152</text:p>
          </table:table-cell>
          <table:table-cell office:value-type="float" office:value="58.45">
            <text:p>58.45</text:p>
          </table:table-cell>
          <table:table-cell office:value-type="float" office:value="-3.11">
            <text:p>-3.11</text:p>
          </table:table-cell>
          <table:table-cell office:value-type="float" office:value="6770.0">
            <text:p>6770.0</text:p>
          </table:table-cell>
          <table:table-cell office:value-type="float" office:value="80.0">
            <text:p>8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4.6">
            <text:p>-4.6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DawsonSmith1997,ShennanEtal2018">
            <text:p>DawsonSmith1997,ShennanEtal2018</text:p>
          </table:table-cell>
        </table:table-row>
        <table:table-row>
          <table:table-cell office:value-type="string" office:value="Wick">
            <text:p>Wick</text:p>
          </table:table-cell>
          <table:table-cell office:value-type="string" office:value="radiocarbon">
            <text:p>radiocarbon</text:p>
          </table:table-cell>
          <table:table-cell office:value-type="string" office:value="Beta-81153">
            <text:p>Beta-81153</text:p>
          </table:table-cell>
          <table:table-cell office:value-type="float" office:value="58.45">
            <text:p>58.45</text:p>
          </table:table-cell>
          <table:table-cell office:value-type="float" office:value="-3.12">
            <text:p>-3.12</text:p>
          </table:table-cell>
          <table:table-cell office:value-type="float" office:value="1110.0">
            <text:p>111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0.23">
            <text:p>0.23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DawsonSmith1997,ShennanEtal2018">
            <text:p>DawsonSmith1997,ShennanEtal2018</text:p>
          </table:table-cell>
        </table:table-row>
        <table:table-row>
          <table:table-cell office:value-type="string" office:value="Wick">
            <text:p>Wick</text:p>
          </table:table-cell>
          <table:table-cell office:value-type="string" office:value="radiocarbon">
            <text:p>radiocarbon</text:p>
          </table:table-cell>
          <table:table-cell office:value-type="string" office:value="Beta-81154">
            <text:p>Beta-81154</text:p>
          </table:table-cell>
          <table:table-cell office:value-type="float" office:value="58.45">
            <text:p>58.45</text:p>
          </table:table-cell>
          <table:table-cell office:value-type="float" office:value="-3.12">
            <text:p>-3.12</text:p>
          </table:table-cell>
          <table:table-cell office:value-type="float" office:value="2130.0">
            <text:p>2130.0</text:p>
          </table:table-cell>
          <table:table-cell office:value-type="float" office:value="100.0">
            <text:p>10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08">
            <text:p>-0.08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DawsonSmith1997,ShennanEtal2018">
            <text:p>DawsonSmith1997,ShennanEtal2018</text:p>
          </table:table-cell>
        </table:table-row>
        <table:table-row>
          <table:table-cell office:value-type="string" office:value="Wick">
            <text:p>Wick</text:p>
          </table:table-cell>
          <table:table-cell office:value-type="string" office:value="radiocarbon">
            <text:p>radiocarbon</text:p>
          </table:table-cell>
          <table:table-cell office:value-type="string" office:value="Beta-81155">
            <text:p>Beta-81155</text:p>
          </table:table-cell>
          <table:table-cell office:value-type="float" office:value="58.45">
            <text:p>58.45</text:p>
          </table:table-cell>
          <table:table-cell office:value-type="float" office:value="-3.12">
            <text:p>-3.12</text:p>
          </table:table-cell>
          <table:table-cell office:value-type="float" office:value="7070.0">
            <text:p>7070.0</text:p>
          </table:table-cell>
          <table:table-cell office:value-type="float" office:value="80.0">
            <text:p>8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2.51">
            <text:p>-2.51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DawsonSmith1997,ShennanEtal2018">
            <text:p>DawsonSmith1997,ShennanEtal2018</text:p>
          </table:table-cell>
        </table:table-row>
        <table:table-row>
          <table:table-cell office:value-type="string" office:value="Wick">
            <text:p>Wick</text:p>
          </table:table-cell>
          <table:table-cell office:value-type="string" office:value="radiocarbon">
            <text:p>radiocarbon</text:p>
          </table:table-cell>
          <table:table-cell office:value-type="string" office:value="Beta-81157">
            <text:p>Beta-81157</text:p>
          </table:table-cell>
          <table:table-cell office:value-type="float" office:value="58.45">
            <text:p>58.45</text:p>
          </table:table-cell>
          <table:table-cell office:value-type="float" office:value="-3.12">
            <text:p>-3.12</text:p>
          </table:table-cell>
          <table:table-cell office:value-type="float" office:value="5940.0">
            <text:p>5940.0</text:p>
          </table:table-cell>
          <table:table-cell office:value-type="float" office:value="60.0">
            <text:p>6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67">
            <text:p>-0.67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DawsonSmith1997,ShennanEtal2018">
            <text:p>DawsonSmith1997,ShennanEtal2018</text:p>
          </table:table-cell>
        </table:table-row>
        <table:table-row>
          <table:table-cell office:value-type="string" office:value="Wick">
            <text:p>Wick</text:p>
          </table:table-cell>
          <table:table-cell office:value-type="string" office:value="radiocarbon">
            <text:p>radiocarbon</text:p>
          </table:table-cell>
          <table:table-cell office:value-type="string" office:value="Beta-81160">
            <text:p>Beta-81160</text:p>
          </table:table-cell>
          <table:table-cell office:value-type="float" office:value="58.45">
            <text:p>58.45</text:p>
          </table:table-cell>
          <table:table-cell office:value-type="float" office:value="-3.13">
            <text:p>-3.13</text:p>
          </table:table-cell>
          <table:table-cell office:value-type="float" office:value="970.0">
            <text:p>97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0.95">
            <text:p>0.95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DawsonSmith1997,ShennanEtal2018">
            <text:p>DawsonSmith1997,ShennanEtal2018</text:p>
          </table:table-cell>
        </table:table-row>
        <table:table-row>
          <table:table-cell office:value-type="string" office:value="Wick">
            <text:p>Wick</text:p>
          </table:table-cell>
          <table:table-cell office:value-type="string" office:value="radiocarbon">
            <text:p>radiocarbon</text:p>
          </table:table-cell>
          <table:table-cell office:value-type="string" office:value="Beta-81163">
            <text:p>Beta-81163</text:p>
          </table:table-cell>
          <table:table-cell office:value-type="float" office:value="58.45">
            <text:p>58.45</text:p>
          </table:table-cell>
          <table:table-cell office:value-type="float" office:value="-3.12">
            <text:p>-3.12</text:p>
          </table:table-cell>
          <table:table-cell office:value-type="float" office:value="2160.0">
            <text:p>2160.0</text:p>
          </table:table-cell>
          <table:table-cell office:value-type="float" office:value="80.0">
            <text:p>8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42">
            <text:p>-0.42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DawsonSmith1997,ShennanEtal2018">
            <text:p>DawsonSmith1997,ShennanEtal2018</text:p>
          </table:table-cell>
        </table:table-row>
        <table:table-row>
          <table:table-cell office:value-type="string" office:value="Wick">
            <text:p>Wick</text:p>
          </table:table-cell>
          <table:table-cell office:value-type="string" office:value="radiocarbon">
            <text:p>radiocarbon</text:p>
          </table:table-cell>
          <table:table-cell office:value-type="string" office:value="Beta-81162">
            <text:p>Beta-81162</text:p>
          </table:table-cell>
          <table:table-cell office:value-type="float" office:value="58.45">
            <text:p>58.45</text:p>
          </table:table-cell>
          <table:table-cell office:value-type="float" office:value="-3.13">
            <text:p>-3.13</text:p>
          </table:table-cell>
          <table:table-cell office:value-type="float" office:value="1130.0">
            <text:p>113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0.36">
            <text:p>0.36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DawsonSmith1997,ShennanEtal2018">
            <text:p>DawsonSmith1997,ShennanEtal2018</text:p>
          </table:table-cell>
        </table:table-row>
        <table:table-row>
          <table:table-cell office:value-type="string" office:value="Wick">
            <text:p>Wick</text:p>
          </table:table-cell>
          <table:table-cell office:value-type="string" office:value="radiocarbon">
            <text:p>radiocarbon</text:p>
          </table:table-cell>
          <table:table-cell office:value-type="string" office:value="Beta-89711">
            <text:p>Beta-89711</text:p>
          </table:table-cell>
          <table:table-cell office:value-type="float" office:value="58.45">
            <text:p>58.45</text:p>
          </table:table-cell>
          <table:table-cell office:value-type="float" office:value="-3.11">
            <text:p>-3.11</text:p>
          </table:table-cell>
          <table:table-cell office:value-type="float" office:value="8450.0">
            <text:p>8450.0</text:p>
          </table:table-cell>
          <table:table-cell office:value-type="float" office:value="90.0">
            <text:p>9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6.75">
            <text:p>-6.75</text:p>
          </table:table-cell>
          <table:table-cell office:value-type="float" office:value="0.93">
            <text:p>0.93</text:p>
          </table:table-cell>
          <table:table-cell office:value-type="float" office:value="0.93">
            <text:p>0.93</text:p>
          </table:table-cell>
          <table:table-cell office:value-type="string" office:value="DawsonSmith1997,ShennanEtal2018">
            <text:p>DawsonSmith1997,ShennanEtal2018</text:p>
          </table:table-cell>
        </table:table-row>
        <table:table-row>
          <table:table-cell office:value-type="string" office:value="Wick">
            <text:p>Wick</text:p>
          </table:table-cell>
          <table:table-cell office:value-type="string" office:value="radiocarbon">
            <text:p>radiocarbon</text:p>
          </table:table-cell>
          <table:table-cell office:value-type="string" office:value="Beta-81159">
            <text:p>Beta-81159</text:p>
          </table:table-cell>
          <table:table-cell office:value-type="float" office:value="58.45">
            <text:p>58.45</text:p>
          </table:table-cell>
          <table:table-cell office:value-type="float" office:value="-3.13">
            <text:p>-3.13</text:p>
          </table:table-cell>
          <table:table-cell office:value-type="float" office:value="4400.0">
            <text:p>4400.0</text:p>
          </table:table-cell>
          <table:table-cell office:value-type="float" office:value="50.0">
            <text:p>5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0.02">
            <text:p>0.02</text:p>
          </table:table-cell>
          <table:table-cell office:value-type="float" office:value="0.7">
            <text:p>0.7</text:p>
          </table:table-cell>
          <table:table-cell office:value-type="float" office:value="0.7">
            <text:p>0.7</text:p>
          </table:table-cell>
          <table:table-cell office:value-type="string" office:value="DawsonSmith1997,ShennanEtal2018">
            <text:p>DawsonSmith1997,ShennanEtal2018</text:p>
          </table:table-cell>
        </table:table-row>
        <table:table-row>
          <table:table-cell office:value-type="string" office:value="Wick">
            <text:p>Wick</text:p>
          </table:table-cell>
          <table:table-cell office:value-type="string" office:value="radiocarbon">
            <text:p>radiocarbon</text:p>
          </table:table-cell>
          <table:table-cell office:value-type="string" office:value="Beta-89705">
            <text:p>Beta-89705</text:p>
          </table:table-cell>
          <table:table-cell office:value-type="float" office:value="58.45">
            <text:p>58.45</text:p>
          </table:table-cell>
          <table:table-cell office:value-type="float" office:value="-3.12">
            <text:p>-3.12</text:p>
          </table:table-cell>
          <table:table-cell office:value-type="float" office:value="7710.0">
            <text:p>771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3.76">
            <text:p>-3.76</text:p>
          </table:table-cell>
          <table:table-cell office:value-type="float" office:value="0.93">
            <text:p>0.93</text:p>
          </table:table-cell>
          <table:table-cell office:value-type="float" office:value="0.93">
            <text:p>0.93</text:p>
          </table:table-cell>
          <table:table-cell office:value-type="string" office:value="DawsonSmith1997,ShennanEtal2018">
            <text:p>DawsonSmith1997,ShennanEtal2018</text:p>
          </table:table-cell>
        </table:table-row>
        <table:table-row>
          <table:table-cell office:value-type="string" office:value="Wick">
            <text:p>Wick</text:p>
          </table:table-cell>
          <table:table-cell office:value-type="string" office:value="radiocarbon">
            <text:p>radiocarbon</text:p>
          </table:table-cell>
          <table:table-cell office:value-type="string" office:value="Beta-81156">
            <text:p>Beta-81156</text:p>
          </table:table-cell>
          <table:table-cell office:value-type="float" office:value="58.45">
            <text:p>58.45</text:p>
          </table:table-cell>
          <table:table-cell office:value-type="float" office:value="-3.13">
            <text:p>-3.13</text:p>
          </table:table-cell>
          <table:table-cell office:value-type="float" office:value="6830.0">
            <text:p>6830.0</text:p>
          </table:table-cell>
          <table:table-cell office:value-type="float" office:value="70.0">
            <text:p>7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0.0">
            <text:p/>
          </table:table-cell>
          <table:table-cell office:value-type="float" office:value="-0.35">
            <text:p>-0.35</text:p>
          </table:table-cell>
          <table:table-cell office:value-type="float" office:value="0.21">
            <text:p>0.21</text:p>
          </table:table-cell>
          <table:table-cell office:value-type="float" office:value="0.21">
            <text:p>0.21</text:p>
          </table:table-cell>
          <table:table-cell office:value-type="string" office:value="DawsonSmith1997,ShennanEtal2018">
            <text:p>DawsonSmith1997,ShennanEtal2018</text:p>
          </table:table-cell>
        </table:table-row>
        <table:table-row>
          <table:table-cell office:value-type="string" office:value="Wick">
            <text:p>Wick</text:p>
          </table:table-cell>
          <table:table-cell office:value-type="string" office:value="radiocarbon">
            <text:p>radiocarbon</text:p>
          </table:table-cell>
          <table:table-cell office:value-type="string" office:value="Beta-89708">
            <text:p>Beta-89708</text:p>
          </table:table-cell>
          <table:table-cell office:value-type="float" office:value="58.45">
            <text:p>58.45</text:p>
          </table:table-cell>
          <table:table-cell office:value-type="float" office:value="-3.13">
            <text:p>-3.13</text:p>
          </table:table-cell>
          <table:table-cell office:value-type="float" office:value="7440.0">
            <text:p>7440.0</text:p>
          </table:table-cell>
          <table:table-cell office:value-type="float" office:value="90.0">
            <text:p>90.0</text:p>
          </table:table-cell>
          <table:table-cell office:value-type="string" office:value="peat">
            <text:p>peat</text:p>
          </table:table-cell>
          <table:table-cell office:value-type="string" office:value="corr_terrestrial">
            <text:p>corr_terrestrial</text:p>
          </table:table-cell>
          <table:table-cell office:value-type="string" office:value="0.0">
            <text:p>0.0</text:p>
          </table:table-cell>
          <table:table-cell office:value-type="string" office:value="100.0">
            <text:p>100.0</text:p>
          </table:table-cell>
          <table:table-cell office:value-type="float" office:value="1.0">
            <text:p>1.0</text:p>
          </table:table-cell>
          <table:table-cell office:value-type="float" office:value="-2.16">
            <text:p>-2.16</text:p>
          </table:table-cell>
          <table:table-cell office:value-type="float" office:value="0.93">
            <text:p>0.93</text:p>
          </table:table-cell>
          <table:table-cell office:value-type="float" office:value="0.93">
            <text:p>0.93</text:p>
          </table:table-cell>
          <table:table-cell office:value-type="string" office:value="DawsonSmith1997,ShennanEtal2018">
            <text:p>DawsonSmith1997,Shennan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